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4" table:default-cell-style-name="ce2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style-name="Default"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14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139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36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5:57:47.105799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16:59:14.778033867</dc:date>
    <meta:editing-duration>PT20H16M2S</meta:editing-duration>
    <meta:editing-cycles>283</meta:editing-cycles>
    <meta:generator>LibreOffice/5.1.6.2$Linux_X86_64 LibreOffice_project/10m0$Build-2</meta:generator>
    <meta:document-statistic meta:table-count="1" meta:cell-count="5400" meta:object-count="0"/>
  </office:meta>
</office:document-meta>
</file>